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80000005D438D4D38.png" manifest:media-type="image/png"/>
  <manifest:file-entry manifest:full-path="Pictures/1000000000000240000001AD4710D7C6.png" manifest:media-type="image/png"/>
  <manifest:file-entry manifest:full-path="Pictures/100000000000012B0000002807421792.png" manifest:media-type="image/png"/>
  <manifest:file-entry manifest:full-path="Pictures/10000000000001BB0000005D03E82AD1.png" manifest:media-type="image/png"/>
  <manifest:file-entry manifest:full-path="Pictures/100000000000017500000093D8E5FF50.png" manifest:media-type="image/png"/>
  <manifest:file-entry manifest:full-path="Pictures/10000000000001E8000001892D45CAD0.png" manifest:media-type="image/png"/>
  <manifest:file-entry manifest:full-path="Pictures/1000000000000115000000C8086E47D4.png" manifest:media-type="image/png"/>
  <manifest:file-entry manifest:full-path="Pictures/1000000000000175000000937CA7D9A7.png" manifest:media-type="image/png"/>
  <manifest:file-entry manifest:full-path="Pictures/10000000000001C5000000285DF9A5B3.png" manifest:media-type="image/png"/>
  <manifest:file-entry manifest:full-path="Pictures/10000000000001D0000000E3065A6C4D.png" manifest:media-type="image/png"/>
  <manifest:file-entry manifest:full-path="Pictures/1000000000000250000000E1B6704E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5" text:anchor-type="paragraph" svg:x="3.362cm" svg:y="15.769cm" svg:width="9.869cm" svg:height="3.889cm" draw:z-index="4"><draw:image xlink:href="Pictures/100000000000017500000093D8E5FF50.png" xlink:type="simple" xlink:show="embed" xlink:actuate="onLoad"/></draw:frame><draw:frame draw:style-name="fr1" draw:name="graphics4" text:anchor-type="paragraph" svg:x="8.885cm" svg:y="3.482cm" svg:width="9.869cm" svg:height="3.889cm" draw:z-index="3"><draw:image xlink:href="Pictures/1000000000000175000000937CA7D9A7.png" xlink:type="simple" xlink:show="embed" xlink:actuate="onLoad"/></draw:frame><draw:frame draw:style-name="fr1" draw:name="graphics2" text:anchor-type="paragraph" svg:x="0.854cm" svg:y="8.052cm" svg:width="11.986cm" svg:height="1.058cm" draw:z-index="1"><draw:image xlink:href="Pictures/10000000000001C5000000285DF9A5B3.png" xlink:type="simple" xlink:show="embed" xlink:actuate="onLoad"/></draw:frame><draw:frame draw:style-name="fr1" draw:name="graphics1" text:anchor-type="paragraph" svg:x="-1.02cm" svg:y="9.853cm" svg:width="15.663cm" svg:height="5.953cm" draw:z-index="0"><draw:image xlink:href="Pictures/1000000000000250000000E1B6704E8A.png" xlink:type="simple" xlink:show="embed" xlink:actuate="onLoad"/></draw:frame><draw:frame draw:style-name="fr1" draw:name="graphics6" text:anchor-type="paragraph" svg:x="-1.064cm" svg:y="19.657cm" svg:width="7.911cm" svg:height="1.058cm" draw:z-index="5"><draw:image xlink:href="Pictures/100000000000012B0000002807421792.png" xlink:type="simple" xlink:show="embed" xlink:actuate="onLoad"/></draw:frame><draw:frame draw:style-name="fr1" draw:name="graphics8" text:anchor-type="paragraph" svg:x="5.604cm" svg:y="21.324cm" svg:width="7.329cm" svg:height="5.292cm" draw:z-index="7"><draw:image xlink:href="Pictures/1000000000000115000000C8086E47D4.png" xlink:type="simple" xlink:show="embed" xlink:actuate="onLoad"/></draw:frame><draw:frame draw:style-name="fr2" draw:name="graphics9" text:anchor-type="paragraph" svg:width="7.408cm" svg:height="2.461cm" draw:z-index="8"><draw:image xlink:href="Pictures/10000000000001180000005D438D4D38.png" xlink:type="simple" xlink:show="embed" xlink:actuate="onLoad"/></draw:frame></text:p>
      <text:p text:style-name="P1"><draw:frame draw:style-name="fr1" draw:name="graphics10" text:anchor-type="paragraph" svg:x="2.117cm" svg:y="0.833cm" svg:width="12.912cm" svg:height="10.398cm" draw:z-index="9"><draw:image xlink:href="Pictures/10000000000001E8000001892D45CAD0.png" xlink:type="simple" xlink:show="embed" xlink:actuate="onLoad"/></draw:frame><draw:frame draw:style-name="fr1" draw:name="graphics7" text:anchor-type="paragraph" svg:x="2.443cm" svg:y="17.828cm" svg:width="12.277cm" svg:height="6.006cm" draw:z-index="6"><draw:image xlink:href="Pictures/10000000000001D0000000E3065A6C4D.png" xlink:type="simple" xlink:show="embed" xlink:actuate="onLoad"/></draw:frame><draw:frame draw:style-name="fr1" draw:name="graphics11" text:anchor-type="paragraph" svg:x="2.764cm" svg:y="13.107cm" svg:width="11.721cm" svg:height="2.461cm" draw:z-index="10"><draw:image xlink:href="Pictures/10000000000001BB0000005D03E82AD1.png" xlink:type="simple" xlink:show="embed" xlink:actuate="onLoad"/></draw:frame></text:p>
      <text:p text:style-name="P1"><draw:frame draw:style-name="fr1" draw:name="graphics3" text:anchor-type="paragraph" svg:x="1.621cm" svg:y="7.223cm" svg:width="15.24cm" svg:height="11.351cm" draw:z-index="2"><draw:image xlink:href="Pictures/1000000000000240000001AD4710D7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5:03:26</meta:creation-date>
    <dc:date>2014-04-11T16:40:41</dc:date>
    <meta:editing-duration>PT21M55S</meta:editing-duration>
    <meta:editing-cycles>1</meta:editing-cycles>
    <meta:document-statistic meta:table-count="0" meta:image-count="11" meta:object-count="0" meta:page-count="3" meta:paragraph-count="0" meta:word-count="0" meta:character-count="0" meta:non-whitespace-character-count="0"/>
    <meta:generator>LibreOffice/3.5$Linux_X86_64 LibreOffice_project/350m1$Build-2</meta:generator>
  </office:meta>
</office:document-meta>
</file>